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bemar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1">
            <text:p>211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247">
            <text:p>247</text:p>
          </table:table-cell>
          <table:table-cell table:style-name="ce22" office:value-type="float" office:value="123">
            <text:p>12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207">
            <text:p>207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70">
            <text:p>170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231">
            <text:p>23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90">
            <text:p>90</text:p>
          </table:table-cell>
          <table:table-cell table:style-name="ce22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52">
            <text:p>15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2">
            <text:p>4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26">
            <text:p>1,426</text:p>
          </table:table-cell>
          <table:table-cell table:style-name="ce23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2486">
            <text:p>2,486</text:p>
          </table:table-cell>
          <table:table-cell table:style-name="ce23" office:value-type="float" office:value="219">
            <text:p>21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733">
            <text:p>2,733</text:p>
          </table:table-cell>
          <table:table-cell table:style-name="ce23" office:value-type="float" office:value="342">
            <text:p>3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